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5"/>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list-style-name="L6">
      <style:paragraph-properties fo:text-align="start" style:justify-single-word="false"/>
      <style:text-properties fo:font-size="12pt" style:font-size-asian="10.5pt" style:font-size-complex="12pt"/>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4"/>
    <style:style style:name="P15" style:family="paragraph" style:list-style-name="L7"/>
    <style:style style:name="T1" style:family="text">
      <style:text-properties style:font-name="Arial"/>
    </style:style>
    <style:style style:name="T2" style:family="text">
      <style:text-properties style:font-name="Arial"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acques Uber</text:span></text:p>
      <text:p text:style-name="P3"><text:span text:style-name="T1">BB 331</text:span></text:p>
      <text:p text:style-name="P3"><text:span text:style-name="T1">10/4/2012</text:span></text:p>
      <text:p text:style-name="P4"><text:span text:style-name="T1">Genetic Patents: The Trolls Are Coming</text:span></text:p>
      <text:p text:style-name="P4"><text:span text:style-name="T1"/></text:p>
      <text:p text:style-name="P5"><text:span text:style-name="T1">Introduction</text:span></text:p>
      <text:list xml:id="list1467020134" text:style-name="L6">
        <text:list-item>
          <text:p text:style-name="P6"><text:span text:style-name="T1">What is a patent?</text:span></text:p>
          <text:list>
            <text:list-item>
              <text:p text:style-name="P7"><text:span text:style-name="T2">“The U.S. Patent Act, passed in 1790, defined a patentable invention as novel, useful, and non-obvious to an expert in the field.” [1]</text:span></text:p>
            </text:list-item>
          </text:list>
        </text:list-item>
        <text:list-item>
          <text:p text:style-name="P7"><text:span text:style-name="T1">Patents are important because they protect the initial investment of resources an inventor makes.</text:span></text:p>
        </text:list-item>
        <text:list-item>
          <text:p text:style-name="P7"><text:span text:style-name="T1">Patents can be violated naturally [4]</text:span></text:p>
          <text:list>
            <text:list-item>
              <text:p text:style-name="P7"><text:span text:style-name="T1">[4] http://en.wikipedia.org/wiki/Illegal_prime</text:span></text:p>
            </text:list-item>
          </text:list>
        </text:list-item>
        <text:list-item>
          <text:p text:style-name="P7"><text:span text:style-name="T1">[1] http://blogs.scientificamerican.com/guest-blog/2012/04/03/are-dna-patents-doomed/</text:span></text:p>
        </text:list-item>
      </text:list>
      <text:p text:style-name="Standard"/>
      <text:p text:style-name="Standard">Patenting DNA</text:p>
      <text:list xml:id="list1090235779" text:style-name="L8">
        <text:list-item>
          <text:p text:style-name="P9">What can you patent?</text:p>
          <text:list>
            <text:list-item>
              <text:p text:style-name="P9">“According to a new appeals court ruling, yes [a gene can be patented] — even when that gene is an isolated version of a gene that occurs in nature.” Courts also say that you can't patent the process. [2]</text:p>
            </text:list-item>
            <text:list-item>
              <text:p text:style-name="P9">[2] <text:a xlink:type="simple" xlink:href="http://articles.latimes.com/2012/aug/17/news/la-heb-myriad-breast-cancer-patent-q-a-20120817">http://articles.latimes.com/2012/aug/17/news/la-heb-myriad-breast-cancer-patent-q-a-20120817</text:a></text:p>
            </text:list-item>
          </text:list>
        </text:list-item>
      </text:list>
      <text:list xml:id="list473699013" text:style-name="L7">
        <text:list-item>
          <text:p text:style-name="P8">What <text:span text:style-name="T3">can't</text:span> you patent?</text:p>
          <text:list>
            <text:list-item>
              <text:p text:style-name="P8"><text:span text:style-name="T4">“The court decided that actions such as "comparing" and "analyzing" by themselves are abstract mental processes of the type that are not eligible for patenting.” [3]</text:span></text:p>
            </text:list-item>
            <text:list-item>
              <text:p text:style-name="P8"><text:span text:style-name="T4">“This is part of a larger legal trend, including the Supreme Court's decision in </text:span><text:span text:style-name="Emphasis"><text:span text:style-name="T4">Mayo</text:span></text:span><text:span text:style-name="T4">, of imposing stricter requirements on patent claims that include purely mental processes.” [3]</text:span></text:p>
            </text:list-item>
            <text:list-item>
              <text:p text:style-name="P8">[3]http://www.mondaq.com/unitedstates/x/193720/Patent/DNA+Can+Be+Patented+but+DNA+Analysis+Cannot+The+Courts+Finally+Provide+Clarity+in+Association+for+Molecular+Pathology+v+Myriad+Genetics+Inc</text:p>
            </text:list-item>
          </text:list>
        </text:list-item>
      </text:list>
      <text:p text:style-name="Standard"/>
      <text:p text:style-name="Standard">The status of patenting Genes and DNA</text:p>
      <text:list xml:id="list1501895470" text:style-name="L3">
        <text:list-item>
          <text:p text:style-name="P1">An entire database filled with patented DNA.</text:p>
          <text:list>
            <text:list-item>
              <text:p text:style-name="P1">“<text:span text:style-name="T1">This database serves as a resource for policy makers and members of the general public interested in fields like genomics, genetics and biotechnology.” </text:span><text:a xlink:type="simple" xlink:href="http://dnapatents.georgetown.edu/"><text:span text:style-name="T1">http://dnapatents.georgetown.edu/</text:span></text:a></text:p>
            </text:list-item>
          </text:list>
        </text:list-item>
        <text:list-item>
          <text:p text:style-name="P1"><text:span text:style-name="T1">Myraid Gentics, the ones who developed the BRAC1 and BRAC2 tests, “prohibited others from using the technology to provide diagnostic testing”. [3]</text:span></text:p>
        </text:list-item>
      </text:list>
      <text:p text:style-name="Standard"><text:span text:style-name="T1"/></text:p>
      <text:p text:style-name="Standard"><text:span text:style-name="T1">Patent trolling</text:span></text:p>
      <text:list xml:id="list1865632374" text:style-name="L12">
        <text:list-item>
          <text:p text:style-name="P13"><text:span text:style-name="T1">Buy IP from a company, use that IP to sue other companies.</text:span></text:p>
        </text:list-item>
      </text:list>
      <text:p text:style-name="Standard"><text:span text:style-name="T1"/></text:p>
      <text:p text:style-name="Standard"><text:span text:style-name="T1">Patent trolling in Software</text:span></text:p>
      <text:list xml:id="list1822714592" text:style-name="L5">
        <text:list-item>
          <text:p text:style-name="P2"><text:span text:style-name="T1">Software is just a series of zeros and ones and is analogous to the 4 base pairs that make up a gene.</text:span></text:p>
        </text:list-item>
        <text:list-item>
          <text:p text:style-name="P2"><text:span text:style-name="T1">Patent trolls hurt new companies that look to be innovative with the software they write.</text:span></text:p>
          <text:list>
            <text:list-item>
              <text:p text:style-name="P2"><text:a xlink:type="simple" xlink:href="http://www.techdirt.com/articles/20120915/01425620391/patent-trolls-causing-serious-problems-startups.shtml"><text:span text:style-name="T1">http://www.techdirt.com/articles/20120915/01425620391/patent-trolls-causing-</text:span></text:a><text:soft-page-break/><text:a xlink:type="simple" xlink:href="http://www.techdirt.com/articles/20120915/01425620391/patent-trolls-causing-serious-problems-startups.shtml"><text:span text:style-name="T1">serious-problems-startups.shtml</text:span></text:a><text:span text:style-name="T1"> [6]</text:span></text:p>
            </text:list-item>
          </text:list>
        </text:list-item>
        <text:list-item>
          <text:p text:style-name="P2"><text:span text:style-name="T1">Google buys Motorola, sues Apple over mobile patents [7]</text:span></text:p>
        </text:list-item>
        <text:list-item>
          <text:p text:style-name="P2"><text:span text:style-name="T1">[7] </text:span><text:a xlink:type="simple" xlink:href="http://online.wsj.com/article/SB10001424053111903392904576509953821437960.html"><text:span text:style-name="T1">http://online.wsj.com/article/SB10001424053111903392904576509953821437960.html</text:span></text:a><text:span text:style-name="T1"> </text:span></text:p>
        </text:list-item>
      </text:list>
      <text:p text:style-name="Standard"><text:span text:style-name="T1"/></text:p>
      <text:p text:style-name="Standard"><text:span text:style-name="T1">Patent trolling in Genetics</text:span></text:p>
      <text:list xml:id="list496180399" text:style-name="L11">
        <text:list-item>
          <text:p text:style-name="P12"><text:span text:style-name="T1">Austrailing company GTG is already contracting with bio-tech companies to go after other companies for copyright infringement.</text:span></text:p>
        </text:list-item>
        <text:list-item>
          <text:p text:style-name="P12"><text:span text:style-name="T1">“Melbourne-based GTG has already amassed millions of dollars' worth of licensing deals from drug companies”. They use these licences to claim IP and use that IP in court to sue people [5]</text:span></text:p>
        </text:list-item>
      </text:list>
      <text:list xml:id="list397072861" text:style-name="L10">
        <text:list-item>
          <text:p text:style-name="P11"><text:a xlink:type="simple" xlink:href="http://www.lifescientist.com.au/article/435210/gtg_launches_new_patent_infringement_suit/"><text:span text:style-name="T1">http://www.lifescientist.com.au/article/435210/gtg_launches_new_patent_infringement_suit/</text:span></text:a><text:span text:style-name="T1"> [5]</text:span></text:p>
        </text:list-item>
      </text:list>
      <text:p text:style-name="Standard"><text:span text:style-name="T1">Conclusion:</text:span></text:p>
      <text:list xml:id="list959757651" text:style-name="L14">
        <text:list-item>
          <text:p text:style-name="P14"><text:span text:style-name="T1">The consequences of patten trolls.</text:span></text:p>
          <text:list>
            <text:list-item>
              <text:p text:style-name="P14"><text:span text:style-name="T1">It's bad for innovation if it get's out of control. [6]</text:span></text:p>
            </text:list-item>
            <text:list-item>
              <text:p text:style-name="P14"><text:span text:style-name="T1">It's not that bad yet in Genetics because there is a lot of unexplored territory.</text:span></text:p>
            </text:list-item>
          </text:list>
        </text:list-item>
      </text:list>
      <text:list xml:id="list779263188" text:style-name="L9">
        <text:list-item>
          <text:p text:style-name="P10"><text:span text:style-name="T1">If you contain genetic material that is patented, is your existence illegal?</text:span></text:p>
          <text:list>
            <text:list-item>
              <text:p text:style-name="P10"><text:span text:style-name="T1">Tailored genes (like in GATACA)</text:span></text:p>
            </text:list-item>
          </text:list>
        </text:list-item>
        <text:list-item>
          <text:p text:style-name="P10"><text:span text:style-name="T1">If you patent your own DNA and you have a twin, is your twin in violation of the la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0-03T14:59:41</meta:creation-date>
    <dc:date>2012-10-03T17:00:47</dc:date>
    <dc:creator>Jacques Uber</dc:creator>
    <meta:editing-duration>PT27M44S</meta:editing-duration>
    <meta:editing-cycles>3</meta:editing-cycles>
    <meta:generator>LibreOffice/3.5$Linux_X86_64 LibreOffice_project/350m1$Build-202</meta:generator>
    <meta:document-statistic meta:table-count="0" meta:image-count="0" meta:object-count="0" meta:page-count="2" meta:paragraph-count="42" meta:word-count="449" meta:character-count="3174" meta:non-whitespace-character-count="2795"/>
  </office:meta>
</office:document-meta>
</file>